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92f5d"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style>
    <style:style style:name="P155" style:family="paragraph" style:parent-style-name="Text_20_body">
      <style:paragraph-properties fo:margin-left="0in" fo:margin-right="0in" fo:text-align="justify" style:justify-single-word="false" fo:text-indent="0.1965in" style:auto-text-indent="false"/>
      <style:text-properties officeooo:rsid="001ab2b6" officeooo:paragraph-rsid="001ab2b6"/>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92f5d"/>
    </style:style>
    <style:style style:name="T79" style:family="text">
      <style:text-properties officeooo:rsid="001d66f6"/>
    </style:style>
    <style:style style:name="T80" style:family="text">
      <style:text-properties officeooo:rsid="001e54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3"/>
      <text:h text:style-name="P156"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8"><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8388592429032676552"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6"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6"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152">Фиолетовый круп застыл на месте. Потом послышалась возня и чихание. <text:span text:style-name="T78">К</text:span>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корешке.</text:p>
      <text:p text:style-name="P152"/>
      <text:p text:style-name="P48"><text:soft-page-break/>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1"><text:span text:style-name="T37"/></text:p>
      <text:p text:style-name="P1"><text:span text:style-name="T37"/></text:p>
      <text:p text:style-name="P155"><text:span text:style-name="T37">&lt;Твайлайт врёт о том, что Анон назначен руководителем. Спайк незаметно вручает Анону письмо, где Селестия таки назначает его руководителем&gt;</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text:soft-page-break/>–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soft-page-break/>~~~</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text:soft-page-break/>–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text:soft-page-break/></text:p>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text:soft-page-break/>–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text:soft-page-break/></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text:span text:style-name="T80">тебя</text:span> с <text:span text:style-name="T80">с</text:span>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text:soft-page-break/></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text:soft-page-break/>–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text:soft-page-break/></text:p>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oft-page-break/><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oft-page-break/><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oft-page-break/><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text:soft-page-break/></text:p>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text:soft-page-break/>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text:soft-page-break/>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text:span text:style-name="T79">и</text:span>,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7"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text:soft-page-break/>–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text:soft-page-break/>–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9"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6"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soft-page-break/>…</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text:soft-page-break/>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text:soft-page-break/>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text:soft-page-break/>–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text:soft-page-break/></text:p>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soft-page-break/>~~~</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text:soft-page-break/>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1T19:35:21.496458942</dc:date>
    <meta:editing-duration>P153DT3H51M19S</meta:editing-duration>
    <meta:editing-cycles>9729</meta:editing-cycles>
    <meta:generator>LibreOffice/5.1.6.2$Linux_X86_64 LibreOffice_project/10m0$Build-2</meta:generator>
    <meta:printed-by>макс </meta:printed-by>
    <meta:print-date>2017-08-23T21:51:29.95</meta:print-date>
    <meta:document-statistic meta:table-count="0" meta:image-count="0" meta:object-count="0" meta:page-count="249" meta:paragraph-count="4861" meta:word-count="102919" meta:character-count="681931" meta:non-whitespace-character-count="579316"/>
  </office:meta>
</office:document-meta>
</file>